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6.909cm"/>
    </style:style>
    <style:style style:name="co5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2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2">
          <table:table-cell table:number-columns-repeated="14"/>
        </table:table-row>
        <table:table-row table:style-name="ro1">
          <table:table-cell/>
          <table:table-cell office:value-type="string">
            <text:p>1. LISTES DES TACHE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>
            <text:p>Tâche</text:p>
          </table:table-cell>
          <table:table-cell table:style-name="ce1" office:value-type="string">
            <text:p>Duré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réparation</text:p>
          </table:table-cell>
          <table:table-cell office:value-type="string">
            <text:p>2 semain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éalisation et tests</text:p>
          </table:table-cell>
          <table:table-cell office:value-type="string">
            <text:p>7 semain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éploiement</text:p>
          </table:table-cell>
          <table:table-cell office:value-type="string">
            <text:p>1 semain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ccompagnement</text:p>
          </table:table-cell>
          <table:table-cell office:value-type="string">
            <text:p>510 semaine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2. LISTE DES RESSOURCE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>
            <text:p>Ressource</text:p>
          </table:table-cell>
          <table:table-cell office:value-type="string">
            <text:p>Coût brute</text:p>
          </table:table-cell>
          <table:table-cell office:value-type="string">
            <text:p>Coût net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ev front-marketing</text:p>
          </table:table-cell>
          <table:table-cell office:value-type="string">
            <text:p>40000/an</text:p>
          </table:table-cell>
          <table:table-cell office:value-type="string">
            <text:p>255/j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Dev back-prof</text:p>
          </table:table-cell>
          <table:table-cell office:value-type="string">
            <text:p>40000/an</text:p>
          </table:table-cell>
          <table:table-cell office:value-type="string">
            <text:p>255/j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Hébergement serveurs</text:p>
          </table:table-cell>
          <table:table-cell table:number-columns-repeated="2" office:value-type="float" office:value="6000">
            <text:p>600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3. MOBILISATION DES RESSOURCE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>
            <text:p>Tâches</text:p>
          </table:table-cell>
          <table:table-cell office:value-type="string">
            <text:p>Dev1</text:p>
          </table:table-cell>
          <table:table-cell office:value-type="string">
            <text:p>Dev2</text:p>
          </table:table-cell>
          <table:table-cell office:value-type="string">
            <text:p>Hébergement</text:p>
          </table:table-cell>
          <table:table-cell office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réparation</text:p>
          </table:table-cell>
          <table:table-cell table:number-columns-repeated="2" table:style-name="ce5" office:value-type="percentage" office:value="1">
            <text:p>100,00%</text:p>
          </table:table-cell>
          <table:table-cell table:style-name="ce5" office:value-type="percentage" office:value="0">
            <text:p>0,00%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éalisation et tests</text:p>
          </table:table-cell>
          <table:table-cell table:style-name="ce5" office:value-type="percentage" office:value="1">
            <text:p>100,00%</text:p>
          </table:table-cell>
          <table:table-cell table:style-name="ce5" office:value-type="percentage" office:value="0.5">
            <text:p>50,00%</text:p>
          </table:table-cell>
          <table:table-cell table:style-name="ce5" office:value-type="percentage" office:value="0">
            <text:p>0,00%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éploiement</text:p>
          </table:table-cell>
          <table:table-cell table:style-name="ce5" office:value-type="percentage" office:value="0">
            <text:p>0,00%</text:p>
          </table:table-cell>
          <table:table-cell table:number-columns-repeated="2" table:style-name="ce5" office:value-type="percentage" office:value="1">
            <text:p>100,00%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ccompagnement</text:p>
          </table:table-cell>
          <table:table-cell table:number-columns-repeated="2" table:style-name="ce5" office:value-type="percentage" office:value="0.01">
            <text:p>1,00%</text:p>
          </table:table-cell>
          <table:table-cell table:style-name="ce5" office:value-type="percentage" office:value="0">
            <text:p>0,00%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>
            <text:p>Charge</text:p>
          </table:table-cell>
          <table:table-cell office:value-type="string">
            <text:p>50j</text:p>
          </table:table-cell>
          <table:table-cell office:value-type="string">
            <text:p>34j</text:p>
          </table:table-cell>
          <table:table-cell table:style-name="ce5" office:value-type="string">
            <text:p>1j</text:p>
          </table:table-cell>
          <table:table-cell table:style-name="ce5"/>
          <table:table-cell table:number-columns-repeated="8"/>
        </table:table-row>
        <table:table-row table:style-name="ro1">
          <table:table-cell/>
          <table:table-cell table:style-name="ce1" office:value-type="string">
            <text:p>Coût</text:p>
          </table:table-cell>
          <table:table-cell office:value-type="float" office:value="12750">
            <text:p>12750</text:p>
          </table:table-cell>
          <table:table-cell table:formula="of:=255*34" office:value-type="float" office:value="8670">
            <text:p>8670</text:p>
          </table:table-cell>
          <table:table-cell table:style-name="ce6" office:value-type="string">
            <text:p>6000 euros</text:p>
          </table:table-cell>
          <table:table-cell table:formula="of:=[.C25]+[.D25]+6000" office:value-type="float" office:value="27420">
            <text:p>2742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4. PLANNING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>
            <text:p>Tâch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…</text:p>
          </table:table-cell>
        </table:table-row>
        <table:table-row table:style-name="ro1">
          <table:table-cell/>
          <table:table-cell office:value-type="string">
            <text:p>Préparation</text:p>
          </table:table-cell>
          <table:table-cell table:number-columns-repeated="2" table:style-name="ce5" office:value-type="percentage" office:value="1">
            <text:p>100,00%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éalisation et tests</text:p>
          </table:table-cell>
          <table:table-cell table:number-columns-repeated="2"/>
          <table:table-cell table:number-columns-repeated="7" table:style-name="ce5" office:value-type="percentage" office:value="1">
            <text:p>100,00%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éploiement</text:p>
          </table:table-cell>
          <table:table-cell table:number-columns-repeated="9"/>
          <table:table-cell table:style-name="ce5" office:value-type="percentage" office:value="1">
            <text:p>100,00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compagnement</text:p>
          </table:table-cell>
          <table:table-cell table:number-columns-repeated="10"/>
          <table:table-cell table:style-name="ce5" office:value-type="percentage" office:value="1">
            <text:p>100,00%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5. SUIVI BUDGETAIR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>
            <text:p>Tâch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…</text:p>
            <draw:frame table:end-cell-address="Feuille1.U57" table:end-x="1.701cm" table:end-y="0.111cm" draw:z-index="0" draw:style-name="gr1" draw:text-style-name="P1" svg:width="15.974cm" svg:height="9.035cm" svg:x="1.534cm" svg:y="0.147cm">
              <draw:object draw:notify-on-update-of-ranges="Feuille1.C37:Feuille1.M37 Feuille1.C43:Feuille1.M4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Préparation</text:p>
          </table:table-cell>
          <table:table-cell table:number-columns-repeated="2" office:value-type="float" office:value="2550">
            <text:p>2550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éalisation et tests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913">
            <text:p>19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Déploiement</text:p>
          </table:table-cell>
          <table:table-cell table:number-columns-repeated="9" office:value-type="float" office:value="0">
            <text:p>0</text:p>
          </table:table-cell>
          <table:table-cell office:value-type="float" office:value="7275">
            <text:p>727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Accompagnement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number-columns-repeated="2" office:value-type="float" office:value="2550">
            <text:p>2550</text:p>
          </table:table-cell>
          <table:table-cell table:number-columns-repeated="7" office:value-type="float" office:value="1913">
            <text:p>1913</text:p>
          </table:table-cell>
          <table:table-cell office:value-type="float" office:value="7275">
            <text:p>7275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table:style-name="ce1" office:value-type="string">
            <text:p>Cumul</text:p>
          </table:table-cell>
          <table:table-cell table:formula="of:=[.C42]" office:value-type="float" office:value="2550">
            <text:p>2550</text:p>
          </table:table-cell>
          <table:table-cell table:formula="of:=[.D42]+[.C43]" office:value-type="float" office:value="5100">
            <text:p>5100</text:p>
          </table:table-cell>
          <table:table-cell table:formula="of:=[.E42]+[.D43]" office:value-type="float" office:value="7013">
            <text:p>7013</text:p>
          </table:table-cell>
          <table:table-cell table:formula="of:=[.F42]+[.E43]" office:value-type="float" office:value="8926">
            <text:p>8926</text:p>
          </table:table-cell>
          <table:table-cell table:formula="of:=[.G42]+[.F43]" office:value-type="float" office:value="10839">
            <text:p>10839</text:p>
          </table:table-cell>
          <table:table-cell table:formula="of:=[.H42]+[.G43]" office:value-type="float" office:value="12752">
            <text:p>12752</text:p>
          </table:table-cell>
          <table:table-cell table:formula="of:=[.I42]+[.H43]" office:value-type="float" office:value="14665">
            <text:p>14665</text:p>
          </table:table-cell>
          <table:table-cell table:formula="of:=[.J42]+[.I43]" office:value-type="float" office:value="16578">
            <text:p>16578</text:p>
          </table:table-cell>
          <table:table-cell table:formula="of:=[.K42]+[.J43]" office:value-type="float" office:value="18491">
            <text:p>18491</text:p>
          </table:table-cell>
          <table:table-cell table:formula="of:=[.L42]+[.K43]" office:value-type="float" office:value="25766">
            <text:p>25766</text:p>
          </table:table-cell>
          <table:table-cell table:formula="of:=[.M42]+[.L43]" office:value-type="float" office:value="25771">
            <text:p>25771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>
            <text:p>prévision abonnées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7" office:value-type="float" office:value="200">
            <text:p>200</text:p>
          </table:table-cell>
          <table:table-cell/>
        </table:table-row>
        <table:table-row table:style-name="ro1">
          <table:table-cell/>
          <table:table-cell table:style-name="ce2" office:value-type="string">
            <text:p>Anné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/>
        </table:table-row>
        <table:table-row table:style-name="ro1">
          <table:table-cell/>
          <table:table-cell table:style-name="ce3" office:value-type="string">
            <text:p>Projet</text:p>
          </table:table-cell>
          <table:table-cell table:style-name="ce3" office:value-type="float" office:value="27420">
            <text:p>27420</text:p>
          </table:table-cell>
          <table:table-cell table:number-columns-repeated="9" table:style-name="ce3" office:value-type="float" office:value="520">
            <text:p>520</text:p>
          </table:table-cell>
          <table:table-cell table:style-name="ce7" table:formula="of:=520+600" office:value-type="float" office:value="1120">
            <text:p>1120</text:p>
          </table:table-cell>
          <table:table-cell/>
        </table:table-row>
        <table:table-row table:style-name="ro3">
          <table:table-cell/>
          <table:table-cell table:style-name="ce3" office:value-type="string">
            <text:p>Vi</text:p>
          </table:table-cell>
          <table:table-cell table:style-name="ce3" office:value-type="float" office:value="27420">
            <text:p>27420</text:p>
          </table:table-cell>
          <table:table-cell table:style-name="ce3" table:formula="of:=[.C50]+[.D49]" office:value-type="float" office:value="27940">
            <text:p>27940</text:p>
          </table:table-cell>
          <table:table-cell table:style-name="ce3" table:formula="of:=[.D50]+[.E49]" office:value-type="float" office:value="28460">
            <text:p>28460</text:p>
          </table:table-cell>
          <table:table-cell table:style-name="ce3" table:formula="of:=[.E50]+[.F49]" office:value-type="float" office:value="28980">
            <text:p>28980</text:p>
          </table:table-cell>
          <table:table-cell table:style-name="ce3" table:formula="of:=[.F50]+[.G49]" office:value-type="float" office:value="29500">
            <text:p>29500</text:p>
          </table:table-cell>
          <table:table-cell table:style-name="ce3" table:formula="of:=[.G50]+[.H49]" office:value-type="float" office:value="30020">
            <text:p>30020</text:p>
          </table:table-cell>
          <table:table-cell table:style-name="ce3" table:formula="of:=[.H50]+[.I49]" office:value-type="float" office:value="30540">
            <text:p>30540</text:p>
          </table:table-cell>
          <table:table-cell table:style-name="ce3" table:formula="of:=[.I50]+[.J49]" office:value-type="float" office:value="31060">
            <text:p>31060</text:p>
          </table:table-cell>
          <table:table-cell table:style-name="ce3" table:formula="of:=[.J50]+[.K49]" office:value-type="float" office:value="31580">
            <text:p>31580</text:p>
          </table:table-cell>
          <table:table-cell table:style-name="ce3" table:formula="of:=[.K50]+[.L49]" office:value-type="float" office:value="32100">
            <text:p>32100</text:p>
          </table:table-cell>
          <table:table-cell table:style-name="ce7" table:formula="of:=[.L50]+[.M49]" office:value-type="float" office:value="33220">
            <text:p>33220</text:p>
          </table:table-cell>
          <table:table-cell/>
        </table:table-row>
        <table:table-row table:style-name="ro1">
          <table:table-cell/>
          <table:table-cell table:style-name="ce3" office:value-type="string">
            <text:p>Production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1800">
            <text:p>1800</text:p>
          </table:table-cell>
          <table:table-cell table:style-name="ce3" office:value-type="float" office:value="3600">
            <text:p>3600</text:p>
          </table:table-cell>
          <table:table-cell table:style-name="ce3" office:value-type="float" office:value="5400">
            <text:p>5400</text:p>
          </table:table-cell>
          <table:table-cell table:number-columns-repeated="6" table:style-name="ce3" office:value-type="float" office:value="7200">
            <text:p>7200</text:p>
          </table:table-cell>
          <table:table-cell table:style-name="ce7" office:value-type="float" office:value="7200">
            <text:p>7200</text:p>
          </table:table-cell>
          <table:table-cell/>
        </table:table-row>
        <table:table-row table:style-name="ro1">
          <table:table-cell/>
          <table:table-cell table:style-name="ce3" office:value-type="string">
            <text:p>Charges</text:p>
          </table:table-cell>
          <table:table-cell table:style-name="ce3" table:formula="of:=0.2*[.C51]" office:value-type="float" office:value="72">
            <text:p>72</text:p>
          </table:table-cell>
          <table:table-cell table:style-name="ce3" table:formula="of:=0.2*[.D51]" office:value-type="float" office:value="360">
            <text:p>360</text:p>
          </table:table-cell>
          <table:table-cell table:style-name="ce3" table:formula="of:=0.2*[.E51]" office:value-type="float" office:value="720">
            <text:p>720</text:p>
          </table:table-cell>
          <table:table-cell table:style-name="ce3" table:formula="of:=0.2*[.F51]" office:value-type="float" office:value="1080">
            <text:p>1080</text:p>
          </table:table-cell>
          <table:table-cell table:style-name="ce3" table:formula="of:=0.2*[.G51]" office:value-type="float" office:value="1440">
            <text:p>1440</text:p>
          </table:table-cell>
          <table:table-cell table:style-name="ce3" table:formula="of:=0.2*[.H51]" office:value-type="float" office:value="1440">
            <text:p>1440</text:p>
          </table:table-cell>
          <table:table-cell table:style-name="ce3" table:formula="of:=0.2*[.I51]" office:value-type="float" office:value="1440">
            <text:p>1440</text:p>
          </table:table-cell>
          <table:table-cell table:style-name="ce3" table:formula="of:=0.2*[.J51]" office:value-type="float" office:value="1440">
            <text:p>1440</text:p>
          </table:table-cell>
          <table:table-cell table:style-name="ce3" table:formula="of:=0.2*[.K51]" office:value-type="float" office:value="1440">
            <text:p>1440</text:p>
          </table:table-cell>
          <table:table-cell table:style-name="ce3" table:formula="of:=0.2*[.L51]" office:value-type="float" office:value="1440">
            <text:p>1440</text:p>
          </table:table-cell>
          <table:table-cell table:style-name="ce7" table:formula="of:=0.2*[.M51]" office:value-type="float" office:value="1440">
            <text:p>1440</text:p>
          </table:table-cell>
          <table:table-cell/>
        </table:table-row>
        <table:table-row table:style-name="ro1">
          <table:table-cell/>
          <table:table-cell table:style-name="ce3" office:value-type="string">
            <text:p>Résultat</text:p>
          </table:table-cell>
          <table:table-cell table:style-name="ce3" table:formula="of:=[.C51]-[.C52]" office:value-type="float" office:value="288">
            <text:p>288</text:p>
          </table:table-cell>
          <table:table-cell table:style-name="ce3" table:formula="of:=[.D51]-[.D52]" office:value-type="float" office:value="1440">
            <text:p>1440</text:p>
          </table:table-cell>
          <table:table-cell table:style-name="ce3" table:formula="of:=[.E51]-[.E52]" office:value-type="float" office:value="2880">
            <text:p>2880</text:p>
          </table:table-cell>
          <table:table-cell table:style-name="ce3" table:formula="of:=[.F51]-[.F52]" office:value-type="float" office:value="4320">
            <text:p>4320</text:p>
          </table:table-cell>
          <table:table-cell table:style-name="ce3" table:formula="of:=[.G51]-[.G52]" office:value-type="float" office:value="5760">
            <text:p>5760</text:p>
          </table:table-cell>
          <table:table-cell table:style-name="ce3" table:formula="of:=[.H51]-[.H52]" office:value-type="float" office:value="5760">
            <text:p>5760</text:p>
          </table:table-cell>
          <table:table-cell table:style-name="ce3" table:formula="of:=[.I51]-[.I52]" office:value-type="float" office:value="5760">
            <text:p>5760</text:p>
          </table:table-cell>
          <table:table-cell table:style-name="ce3" table:formula="of:=[.J51]-[.J52]" office:value-type="float" office:value="5760">
            <text:p>5760</text:p>
          </table:table-cell>
          <table:table-cell table:style-name="ce3" table:formula="of:=[.K51]-[.K52]" office:value-type="float" office:value="5760">
            <text:p>5760</text:p>
          </table:table-cell>
          <table:table-cell table:style-name="ce3" table:formula="of:=[.L51]-[.L52]" office:value-type="float" office:value="5760">
            <text:p>5760</text:p>
          </table:table-cell>
          <table:table-cell table:style-name="ce7" table:formula="of:=[.M51]-[.M52]" office:value-type="float" office:value="5760">
            <text:p>5760</text:p>
          </table:table-cell>
          <table:table-cell/>
        </table:table-row>
        <table:table-row table:style-name="ro3">
          <table:table-cell/>
          <table:table-cell table:style-name="ce3" office:value-type="string">
            <text:p>Vf</text:p>
          </table:table-cell>
          <table:table-cell table:style-name="ce3" table:formula="of:=[.C53]" office:value-type="float" office:value="288">
            <text:p>288</text:p>
          </table:table-cell>
          <table:table-cell table:style-name="ce3" table:formula="of:=[.D53]+[.C54]" office:value-type="float" office:value="1728">
            <text:p>1728</text:p>
          </table:table-cell>
          <table:table-cell table:style-name="ce3" table:formula="of:=[.E53]+[.D54]" office:value-type="float" office:value="4608">
            <text:p>4608</text:p>
          </table:table-cell>
          <table:table-cell table:style-name="ce3" table:formula="of:=[.F53]+[.E54]" office:value-type="float" office:value="8928">
            <text:p>8928</text:p>
          </table:table-cell>
          <table:table-cell table:style-name="ce3" table:formula="of:=[.G53]+[.F54]" office:value-type="float" office:value="14688">
            <text:p>14688</text:p>
          </table:table-cell>
          <table:table-cell table:style-name="ce3" table:formula="of:=[.H53]+[.G54]" office:value-type="float" office:value="20448">
            <text:p>20448</text:p>
          </table:table-cell>
          <table:table-cell table:style-name="ce3" table:formula="of:=[.I53]+[.H54]" office:value-type="float" office:value="26208">
            <text:p>26208</text:p>
          </table:table-cell>
          <table:table-cell table:style-name="ce3" table:formula="of:=[.J53]+[.I54]" office:value-type="float" office:value="31968">
            <text:p>31968</text:p>
          </table:table-cell>
          <table:table-cell table:style-name="ce3" table:formula="of:=[.K53]+[.J54]" office:value-type="float" office:value="37728">
            <text:p>37728</text:p>
          </table:table-cell>
          <table:table-cell table:style-name="ce3" table:formula="of:=[.L53]+[.K54]" office:value-type="float" office:value="43488">
            <text:p>43488</text:p>
          </table:table-cell>
          <table:table-cell table:style-name="ce7" table:formula="of:=[.M53]+[.L54]" office:value-type="float" office:value="49248">
            <text:p>49248</text:p>
          </table:table-cell>
          <table:table-cell/>
        </table:table-row>
        <table:table-row table:style-name="ro1">
          <table:table-cell/>
          <table:table-cell table:style-name="ce4" office:value-type="string">
            <text:p>RSI</text:p>
          </table:table-cell>
          <table:table-cell table:style-name="ce4" table:formula="of:=[.C54]/[.C50]-1" office:value-type="float" office:value="-0.989496717724289">
            <text:p>-0,9894967177</text:p>
          </table:table-cell>
          <table:table-cell table:style-name="ce4" table:formula="of:=[.D54]/[.D50]-1" office:value-type="float" office:value="-0.93815318539728">
            <text:p>-0,9381531854</text:p>
          </table:table-cell>
          <table:table-cell table:style-name="ce4" table:formula="of:=[.E54]/[.E50]-1" office:value-type="float" office:value="-0.838088545326774">
            <text:p>-0,8380885453</text:p>
          </table:table-cell>
          <table:table-cell table:style-name="ce4" table:formula="of:=[.F54]/[.F50]-1" office:value-type="float" office:value="-0.691925465838509">
            <text:p>-0,6919254658</text:p>
          </table:table-cell>
          <table:table-cell table:style-name="ce4" table:formula="of:=[.G54]/[.G50]-1" office:value-type="float" office:value="-0.502101694915254">
            <text:p>-0,5021016949</text:p>
          </table:table-cell>
          <table:table-cell table:style-name="ce4" table:formula="of:=[.H54]/[.H50]-1" office:value-type="float" office:value="-0.318854097268488">
            <text:p>-0,3188540973</text:p>
          </table:table-cell>
          <table:table-cell table:style-name="ce4" table:formula="of:=[.I54]/[.I50]-1" office:value-type="float" office:value="-0.141846758349705">
            <text:p>-0,1418467583</text:p>
          </table:table-cell>
          <table:table-cell table:style-name="ce4" table:formula="of:=[.J54]/[.J50]-1" office:value-type="float" office:value="0.0292337411461687">
            <text:p>0,0292337411</text:p>
          </table:table-cell>
          <table:table-cell table:style-name="ce4" table:formula="of:=[.K54]/[.K50]-1" office:value-type="float" office:value="0.194680177327423">
            <text:p>0,1946801773</text:p>
          </table:table-cell>
          <table:table-cell table:style-name="ce4" table:formula="of:=[.L54]/[.L50]-1" office:value-type="float" office:value="0.354766355140187">
            <text:p>0,3547663551</text:p>
          </table:table-cell>
          <table:table-cell table:style-name="ce8" table:formula="of:=[.M54]/[.M50]-1" office:value-type="float" office:value="0.482480433473811">
            <text:p>0,4824804335</text:p>
          </table:table-cell>
          <table:table-cell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8">28/02/2024</text:date>, <text:time>23:1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6T21:22:04.36</meta:creation-date>
    <meta:generator>OpenOffice/4.1.12$Win32 OpenOffice.org_project/4112m1$Build-9809</meta:generator>
    <dc:date>2024-02-28T23:16:21.84</dc:date>
    <meta:editing-duration>PT2H3M12S</meta:editing-duration>
    <meta:editing-cycles>13</meta:editing-cycles>
    <meta:document-statistic meta:table-count="3" meta:cell-count="2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9.085cm" xlink:href=".." xlink:type="simple" chart:class="chart:scatter" chart:style-name="ch1">
        <chart:legend chart:legend-position="end" svg:x="13.335cm" svg:y="4.23cm" style:legend-expansion="high" chart:style-name="ch2"/>
        <chart:plot-area chart:style-name="ch3" table:cell-range-address="Feuille1.C37:Feuille1.M37 Feuille1.C43:Feuille1.M43" svg:x="0.769cm" svg:y="0.859cm" svg:width="11.928cm" svg:height="7.625cm">
          <chartooo:coordinate-region svg:x="1.946cm" svg:y="1.072cm" svg:width="10.564cm" svg:height="6.7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43:Feuille1.M43" chart:class="chart:scatter">
            <chart:domain table:cell-range-address="Feuille1.C37:Feuille1.M37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Ligne 3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C37:Feuille1.M3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43</text:p>
                <draw:g>
                  <svg:desc/>
                </draw:g>
              </table:table-cell>
              <table:table-cell office:value-type="float" office:value="2550">
                <text:p>2550</text:p>
                <draw:g>
                  <svg:desc>Feuille1.C43:Feuille1.M43</svg:desc>
                </draw:g>
              </table:table-cell>
              <table:table-cell office:value-type="float" office:value="5100">
                <text:p>5100</text:p>
              </table:table-cell>
              <table:table-cell office:value-type="float" office:value="7013">
                <text:p>7013</text:p>
              </table:table-cell>
              <table:table-cell office:value-type="float" office:value="8926">
                <text:p>8926</text:p>
              </table:table-cell>
              <table:table-cell office:value-type="float" office:value="10839">
                <text:p>10839</text:p>
              </table:table-cell>
              <table:table-cell office:value-type="float" office:value="12752">
                <text:p>12752</text:p>
              </table:table-cell>
              <table:table-cell office:value-type="float" office:value="14665">
                <text:p>14665</text:p>
              </table:table-cell>
              <table:table-cell office:value-type="float" office:value="16578">
                <text:p>16578</text:p>
              </table:table-cell>
              <table:table-cell office:value-type="float" office:value="18491">
                <text:p>18491</text:p>
              </table:table-cell>
              <table:table-cell office:value-type="float" office:value="25766">
                <text:p>25766</text:p>
              </table:table-cell>
              <table:table-cell office:value-type="float" office:value="25771">
                <text:p>25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